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4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5" style:family="paragraph" style:parent-style-name="Standard" style:list-style-name="L1">
      <style:text-properties style:font-name="Arial" fo:font-size="16pt" style:font-size-asian="16pt" style:font-size-complex="16pt"/>
    </style:style>
    <style:style style:name="P2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58272727320567756" text:style-name="L1">
        <text:list-item>
          <text:p text:style-name="P25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25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5">אֲשֶׁר עֲשִׁירֶיהָ מָלְאוּ חָמָס</text:p>
            <text:p text:style-name="P15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5">וְגַם־אֲנִי הֶחֱלֵיתִי </text:p>
            <text:p text:style-name="P15">*הַכּוֹתֶ</text:p>
            <text:p text:style-name="P15">הַשְׁמֵם</text:p>
            <text:p text:style-name="P15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5">אַתָּה תֹאכַל וְלֹא תִשְׂבָּע</text:p>
            <text:p text:style-name="P15">*וְיֶשְׁחֲ</text:p>
            <text:p text:style-name="P15">*בְּקִרְבֶּ</text:p>
            <text:p text:style-name="P15"><text:soft-page-break/>וְתַסֵּג וְלֹא תַפְלִיט וַאֲשֶׁר</text:p>
            <text:p text:style-name="P15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5">אַתָּה תִזְרַע וְלֹא תִקְצוֹר אַתָּה</text:p>
            <text:p text:style-name="P15">**תִדְרֹ</text:p>
            <text:p text:style-name="P15">זַיִת -</text:p>
            <text:p text:style-name="P15">-וְלֹא</text:p>
            <text:p text:style-name="P15">*תָסוּ</text:p>
            <text:p text:style-name="P15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5">וְיִשְׁתַּמֵּר חֻקּוֹת עָמְרִי וְכֹל </text:p>
            <text:p text:style-name="P15">מַעֲשֵׂה בֵית־אַחְאָב וַתֵּלְכוּ בְּמֹעֲצוֹתָם</text:p>
            <text:p text:style-name="P15"><text:s/>לְמַעַן תִּתִּי</text:p>
            <text:p text:style-name="P15">*אֹתְ</text:p>
            <text:p text:style-name="P15">לְשַׁמָּה וְיֹשְׁבֶיהָ לִשְׁרֵקָה וְחֶרְפַּת</text:p>
            <text:p text:style-name="P15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5">אַלְלַי לִי כִּי הָיִיתִי כְּאָסְפֵּי־קַיִץ </text:p>
            <text:p text:style-name="P15">כְּעֹלְלֹת בָּצִיר אֵין־אֶשְׁכּוֹל לֶאֱכוֹל </text:p>
            <text:p text:style-name="P15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5">אָבַד חָסִיד מִן־הָאָרֶץ וְיָשָׁר </text:p>
            <text:p text:style-name="P15">בָּאָדָם אָיִן כֻּלָּם לְדָמִים </text:p>
            <text:p text:style-name="P15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5">עַל־הָרַע כַּפַּיִם לְהֵיטִיב הַשַּׂר </text:p>
            <text:p text:style-name="P15">שֹׁאֵל וְהַשֹּׁפֵט בַּשִּׁלּוּם וְהַגָּדוֹל </text:p>
            <text:p text:style-name="P15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5">טוֹבָם כְּחֵדֶק יָשָׁר מִמְּסוּכָה</text:p>
            <text:p text:style-name="P15"><text:s/>*יוֹם מְצַפֶּי</text:p>
            <text:p text:style-name="P15">*פְּקֻדָּתְ</text:p>
            <text:p text:style-name="P15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5">אַל־תַּאֲמִינוּ בְרֵעַ אַל־תִּבְטְחוּ </text:p>
            <text:p text:style-name="P15">בְּאַלּוּף מִשֹּׁכֶבֶת</text:p>
            <text:p text:style-name="P15">*חֵיקֶ</text:p>
            <text:p text:style-name="P15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כִּי־בֵן מְנַבֵּל אָב בַּת קָמָה </text:p>
            <text:p text:style-name="P15">בְאִמָּהּ כַּלָּה בַּחֲמֹתָהּ אֹיְבֵי </text:p>
            <text:p text:style-name="P15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5">וַאֲנִי בַּיהוָה אֲצַפֶּה אוֹחִילָה </text:p>
            <text:p text:style-name="P15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5">אַל־תִּשְׂמְחִי אֹיַבְתִּי לִי כִּי </text:p>
            <text:p text:style-name="P15">נָפַלְתִּי קָמְתִּי כִּי־אֵשֵׁב</text:p>
            <text:p text:style-name="P15">*בַּחֹשֶׁ</text:p>
            <text:p text:style-name="P15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5">זַעַף יְהוָה אֶשָּׂא כִּי </text:p>
            <text:p text:style-name="P15">חָטָאתִי לוֹ עַד אֲשֶׁר </text:p>
            <text:p text:style-name="P15">יָרִיב רִיבִי וְעָשָׂה מִשְׁפָּטִי </text:p>
            <text:p text:style-name="P15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5">וְתֵרֶא אֹיַבְתִּי וּתְכַסֶּהָ בוּשָׁה</text:p>
            <text:p text:style-name="P15"><text:s/>הָאֹמְרָה אֵלַי אַיּוֹ יְהוָה</text:p>
            <text:p text:style-name="P15">*אֱלֹהָיִ</text:p>
            <text:p text:style-name="P15">עֵינַי תִּרְאֶינָּה בָּהּ עַתָּה </text:p>
            <text:p text:style-name="P15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>יוֹם לִבְנוֹת</text:p>
            <text:p text:style-name="P15">*גְּדֵרָיִ</text:p>
            <text:p text:style-name="P15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>יוֹם הוּא </text:p>
            <text:p text:style-name="P15">*וְעָדֶי</text:p>
            <text:p text:style-name="P15">יָבוֹא לְמִנִּי אַשּׁוּר וְעָרֵי</text:p>
            <text:p text:style-name="P15"><text:s/>מָצוֹר וּלְמִנִּי מָצוֹר וְעַד־נָהָר</text:p>
            <text:p text:style-name="P15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5">וְהָיְתָה הָאָרֶץ לִשְׁמָמָה עַל־יֹשְׁבֶיהָ </text:p>
            <text:p text:style-name="P15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5">רְעֵה</text:p>
            <text:p text:style-name="P15">*עַמְּ</text:p>
            <text:p text:style-name="P15">*בְשִׁבְטֶ</text:p>
            <text:p text:style-name="P15"><text:s/>צֹאן</text:p>
            <text:p text:style-name="P15">*נַחֲלָתֶ</text:p>
            <text:p text:style-name="P15">שֹׁכְנִי לְבָדָד יַעַר</text:p>
            <text:p text:style-name="P15">*בְּתוֹ</text:p>
            <text:p text:style-name="P15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6">arate / a forest</text:span></text:p>
            <text:p text:style-name="P10"><text:span text:style-name="T6">in the center</text:span></text:p>
            <text:p text:style-name="P10"><text:span text:style-name="T6">Karmel / to tend / Bashan / and Gilan / like a day / eternity</text:span>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@@@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5">כִּימֵי</text:p>
            <text:p text:style-name="P15">*צֵאתְ</text:p>
            <text:p text:style-name="P15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/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5">יִרְאוּ גוֹיִם וְיֵבֹשׁוּ מִכֹּל </text:p>
            <text:p text:style-name="P15">גְּבוּרָתָם יָשִׂימוּ יָד עַל־פֶּה </text:p>
            <text:p text:style-name="P15">אָזְנֵיהֶם תֶּחֱרַשְׁנָה</text:p>
          </table:table-cell>
        </table:table-row>
        <table:table-row>
          <table:table-cell table:style-name="表2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/>
      <text:p text:style-name="P5">------------------------------------------------------------ TEMPLATE</text:p>
      <text:p text:style-name="P2"><text:soft-page-break/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384940733686610765" text:style-name="L2">
        <text:list-item>
          <text:p text:style-name="P16">time label ==&gt; paste</text:p>
        </text:list-item>
        <text:list-item>
          <text:p text:style-name="P16">“@@@” ==&gt; move to → at the bottom of the doc area</text:p>
        </text:list-item>
        <text:list-item>
          <text:p text:style-name="P16">DUP : template</text:p>
        </text:list-item>
        <text:list-item>
          <text:p text:style-name="P16">close</text:p>
          <text:list>
            <text:list-item>
              <text:p text:style-name="P16">web pages</text:p>
            </text:list-item>
            <text:list-item>
              <text:p text:style-name="P16">sheet file</text:p>
            </text:list-item>
            <text:list-item>
              <text:p text:style-name="P16">folders (if any)</text:p>
            </text:list-item>
            <text:list-item>
              <text:p text:style-name="P16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ext:soft-page-break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/>
          </table:table-cell>
          <table:table-cell table:style-name="表236.C2" office:value-type="string">
            <text:p text:style-name="P12"/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3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3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08T09:25:49.46</dc:date>
    <dc:creator>iwabuchi ken</dc:creator>
    <meta:editing-duration>P1DT10H16M2S</meta:editing-duration>
    <meta:editing-cycles>117</meta:editing-cycles>
    <meta:generator>OpenOffice/4.1.3$Win32 OpenOffice.org_project/413m1$Build-9783</meta:generator>
    <meta:document-statistic meta:table-count="25" meta:image-count="0" meta:object-count="0" meta:page-count="12" meta:paragraph-count="244" meta:word-count="1078" meta:character-count="6607"/>
  </office:meta>
</office:document-meta>
</file>